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BoldItalic" svg:font-family="AppleSystemUIFontBoldItalic" style:font-family-generic="script"/>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fo:text-align="center" style:justify-single-word="false"/>
    </style:style>
    <style:style style:name="P4" style:family="paragraph" style:parent-style-name="MipaTextOneHalfSpace" style:master-page-name="MipaBagianUtama">
      <style:paragraph-properties fo:margin-left="0in" fo:margin-right="0in" fo:text-indent="0in" style:auto-text-indent="false" style:page-number="28"/>
      <style:text-properties fo:background-color="#ffff00"/>
    </style:style>
    <style:style style:name="P5" style:family="paragraph" style:parent-style-name="MipaTextOneHalfSpace" style:master-page-name="MipaBagianUtama">
      <style:paragraph-properties fo:margin-left="0in" fo:margin-right="0in" fo:text-indent="0in" style:auto-text-indent="false" style:page-number="auto"/>
      <style:text-properties fo:background-color="#ffff00"/>
    </style:style>
    <style:style style:name="P6" style:family="paragraph" style:parent-style-name="MipaTextOneHalfSpace" style:master-page-name="MipaBagianUtama">
      <style:paragraph-properties fo:margin-left="0in" fo:margin-right="0in" fo:text-indent="0in" style:auto-text-indent="false" style:page-number="42"/>
      <style:text-properties fo:background-color="#ffff00"/>
    </style:style>
    <style:style style:name="P7" style:family="paragraph" style:parent-style-name="MipaTextOneHalfSpace" style:master-page-name="MipaBagianUtama">
      <style:paragraph-properties fo:margin-left="0in" fo:margin-right="0in" fo:text-indent="0in" style:auto-text-indent="false" style:page-number="49"/>
      <style:text-properties fo:background-color="#ffff00"/>
    </style:style>
    <style:style style:name="P8" style:family="paragraph" style:parent-style-name="MipaTextOneHalfSpace" style:master-page-name="MipaBagianUtama">
      <style:paragraph-properties fo:margin-left="0in" fo:margin-right="0in" fo:text-indent="0in" style:auto-text-indent="false" style:page-number="66"/>
      <style:text-properties fo:background-color="#ffff00"/>
    </style:style>
    <style:style style:name="P9" style:family="paragraph" style:parent-style-name="MipaTextOneHalfSpace" style:master-page-name="MipaBagianUtama">
      <style:paragraph-properties fo:margin-left="0in" fo:margin-right="0in" fo:text-indent="0in" style:auto-text-indent="false" style:page-number="69"/>
      <style:text-properties fo:background-color="#ffff00"/>
    </style:style>
    <style:style style:name="P10" style:family="paragraph" style:parent-style-name="MipaTextOneHalfSpace" style:master-page-name="MipaBagianUtama">
      <style:paragraph-properties fo:margin-left="0in" fo:margin-right="0in" fo:text-indent="0in" style:auto-text-indent="false" style:page-number="103"/>
      <style:text-properties fo:background-color="#ffff00"/>
    </style:style>
    <style:style style:name="P11" style:family="paragraph" style:parent-style-name="MipaTextOneHalfSpace" style:master-page-name="MipaBagianUtama">
      <style:paragraph-properties fo:margin-left="0in" fo:margin-right="0in" fo:text-indent="0in" style:auto-text-indent="false" style:page-number="106"/>
      <style:text-properties fo:background-color="#ffff00"/>
    </style:style>
    <style:style style:name="P12" style:family="paragraph" style:parent-style-name="MipaTextOneHalfSpace" style:master-page-name="MipaBagianUtama">
      <style:paragraph-properties style:page-number="27"/>
    </style:style>
    <style:style style:name="P1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13"/>
      <text:p text:style-name="P3"/>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1">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1">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1">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1">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1">fuzzy</text:span> AHP-<text:span text:style-name="T1">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1">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1">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1">modified fuzzy</text:span> VIKOR-<text:span text:style-name="T1">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1">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1">fuzzy</text:span> AHP-<text:span text:style-name="T1">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1">fuzzy</text:span> AHP-<text:span text:style-name="T1">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
      <text:p text:style-name="P12"/>
      <text:p text:style-name="P4"/>
      <text:p text:style-name="P6"/>
      <text:p text:style-name="P5"/>
      <text:p text:style-name="P7"/>
      <text:p text:style-name="P5"/>
      <text:p text:style-name="P8"/>
      <text:p text:style-name="P9"/>
      <text:p text:style-name="P10"/>
      <text:p text:style-name="P5"/>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BoldItalic" svg:font-family="AppleSystemUIFontBoldItalic" style:font-family-generic="script"/>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xl63"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xl64" style:family="paragraph" style:parent-style-name="Standard">
      <style:paragraph-properties fo:margin-top="0.0693in" fo:margin-bottom="0.0693in" fo:padding="0in" fo:border="0.0008in solid #000000"/>
      <style:text-properties fo:language="en" fo:country="US" fo:font-weight="bold" style:font-weight-asian="bold" style:font-weight-complex="bold"/>
    </style:style>
    <style:style style:name="xl65" style:family="paragraph" style:parent-style-name="Standard">
      <style:paragraph-properties fo:margin-top="0.0693in" fo:margin-bottom="0.0693in" fo:padding="0in" fo:border="0.0008in solid #000000" style:vertical-align="middle"/>
      <style:text-properties fo:language="en" fo:country="US" fo:font-weight="bold" style:font-weight-asian="bold" style:font-weight-complex="bold"/>
    </style:style>
    <style:style style:name="xl66"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sour" style:family="paragraph" style:parent-style-name="Table_20_Contents">
      <style:paragraph-properties fo:text-align="justify" style:justify-single-word="false"/>
      <style:text-properties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RTF_5f_Num_20_11_20_1" style:display-name="RTF_Num 11 1" style:family="text">
      <style:text-properties fo:color="#ffffff" text:display="true"/>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1">
        <style:list-level-properties/>
      </text:list-level-style-number>
      <text:list-level-style-number text:level="2" text:style-name="RTF_5f_Num_20_11_20_2" style:num-format="1" text:display-levels="2">
        <style:list-level-properties text:min-label-width="0.4in"/>
      </text:list-level-style-number>
      <text:list-level-style-number text:level="3" text:style-name="RTF_5f_Num_20_11_20_3" style:num-format="1" text:display-levels="3">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prefix="Lampiran " style:num-format="A" style:num-letter-sync="true">
        <style:list-level-properties text:min-label-width="0.7in"/>
      </text:list-level-style-number>
      <text:list-level-style-number text:level="6" text:style-name="RTF_5f_Num_20_11_20_6" style:num-format="1" text:display-levels="2">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text:p>
      </style:footer>
    </style:master-page>
    <style:master-page style:name="MipaAwalBab" style:page-layout-name="Mpm5" style:next-style-name="MipaBagianUtama">
      <style:footer>
        <text:p text:style-name="MP1"><text:page-number text:select-page="current">2</text:page-number></text:p>
      </style:footer>
    </style:master-page>
    <style:master-page style:name="MipaBagianUtama" style:page-layout-name="Mpm6">
      <style:header>
        <text:p text:style-name="MP2"><text:page-number text:select-page="current">107</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33DT11H6M8S</meta:editing-duration>
    <meta:editing-cycles>576</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16T02:11:01</dc:date>
    <dc:creator>Dewi Anisa Istiqomah</dc:creator>
    <meta:document-statistic meta:table-count="0" meta:image-count="0" meta:object-count="0" meta:page-count="21" meta:paragraph-count="10" meta:word-count="375" meta:character-count="2979"/>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